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#e6e6e6" style:editable="false">
        <style:columns fo:column-count="1" fo:column-gap="0in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peech_by" text:protected="true">
        <text:h text:style-name="speech-text" text:outline-level="8">{{<text:bookmark text:name="begin-speech_by"/><text:span text:style-name="T1">[[SPEECH_BY]]</text:span><text:bookmark text:name="end-speech_by"/>}} :</text:h>
      </text:section>
      <text:h text:style-name="speech-text" text:outline-level="8">&lt;&lt;enter the speech text here&gt;&gt;</text:h>
      <text:h text:style-name="speech-text" text:outline-level="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transparent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10-02T22:03:11</meta:creation-date>
    <dc:creator>Ashok Hariharan</dc:creator>
    <dc:date>2007-10-02T22:05:10</dc:date>
    <meta:editing-cycles>2</meta:editing-cycles>
    <meta:editing-duration>PT1M59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3" meta:word-count="9" meta:character-count="62"/>
  </office:meta>
</office:document-meta>
</file>